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999999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808080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-color="#cccccc" draw:opacity="50%" draw:textarea-horizontal-align="justify" draw:textarea-vertical-align="middle" draw:auto-grow-height="false" draw:shadow-opacity="50%"/>
    </style:style>
    <style:style style:name="pr1" style:family="presentation" style:parent-style-name="Default-subtitle">
      <style:graphic-properties draw:fill-color="#ffffff" draw:auto-grow-height="true" fo:min-height="6.84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text-properties style:font-name="Courier New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0pt"/>
    </style:style>
    <style:style style:name="T1" style:family="text">
      <style:text-properties fo:font-size="32pt"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ccccc"/>
    </style:style>
    <style:style style:name="T5" style:family="text">
      <style:text-properties fo:color="#808080"/>
    </style:style>
    <style:style style:name="T6" style:family="text">
      <style:text-properties fo:color="#000000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587cm" svg:height="6.848cm" svg:x="7.202cm" svg:y="3.626cm" presentation:class="subtitle" presentation:user-transformed="true">
          <draw:text-box>
            <text:p text:style-name="P1"><text:span text:style-name="T1">pure</text:span></text:p>
            <text:p><text:span text:style-name="T2"/></text:p>
            <text:p text:style-name="P1"><text:span text:style-name="T1">functions</text:span></text:p>
          </draw:text-box>
        </draw:frame>
        <draw:line draw:style-name="gr1" draw:text-style-name="P3" draw:layer="layout" svg:x1="7.137cm" svg:y1="7.058cm" svg:x2="20.853cm" svg:y2="7.05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It always evaluates the same result value given the same argument value(s)</text:p>
              </text:list-item>
              <text:list-item>
                <text:p><text:span text:style-name="T4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4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<text:span text:style-name="T4">It always evaluates the same result value given the same argument value(s)</text:span></text:p>
              </text:list-item>
              <text:list-item>
                <text:p><text:span text:style-name="T6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4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<text:span text:style-name="T4">It always evaluates the same result value given the same argument value(s)</text:span></text:p>
              </text:list-item>
              <text:list-item>
                <text:p><text:span text:style-name="T4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6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ex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8">return</text:span><text:span text:style-name="T7"> value + 1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void addOne(int *value) {</text:span></text:p>
            <text:p><text:span text:style-name="T7"><text:s text:c="2"/></text:span><text:span text:style-name="T8">*</text:span><text:span text:style-name="T7">value = *value = 1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void addOne(int *value) {</text:span></text:p>
            <text:p><text:span text:style-name="T7"><text:s text:c="2"/></text:span><text:span text:style-name="T8">*</text:span><text:span text:style-name="T7">value = *value = 1;</text:span></text:p>
            <text:p><text:span text:style-name="T7">}</text:span></text:p>
          </draw:text-box>
        </draw:frame>
        <draw:custom-shape draw:style-name="gr4" draw:text-style-name="P3" draw:layer="layout" svg:width="2.286cm" svg:height="3.556cm" draw:transform="rotate (0.665144977935039) translate (9.398cm 10.41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038cm" svg:x="12.924cm" svg:y="12.6cm">
          <draw:text-box>
            <text:p><text:span text:style-name="T9">The argument is mut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draw:custom-shape draw:style-name="gr5" draw:text-style-name="P3" draw:layer="layout" svg:width="2.286cm" svg:height="3.556cm" draw:transform="rotate (0.665144977935039) translate (10.006cm 10.347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825cm" svg:x="13.224cm" svg:y="12.5cm">
          <draw:text-box>
            <text:p><text:span text:style-name="T9">Could fail making the function non deterministic and imp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draw:custom-shape draw:style-name="gr5" draw:text-style-name="P3" draw:layer="layout" svg:width="2.286cm" svg:height="3.556cm" draw:transform="rotate (0.449073216538141) translate (4.875cm 10.189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038cm" svg:x="7.388cm" svg:y="12.862cm">
          <draw:text-box>
            <text:p><text:span text:style-name="T9">Using a hidde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dvantag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asy to test</text:p>
              </text:list-item>
              <text:list-item>
                <text:p>Easy to reuse</text:p>
              </text:list-item>
              <text:list-item>
                <text:p>Easy to reason about (read, understand)</text:p>
              </text:list-item>
              <text:list-item>
                <text:p>Perfect for use in multithread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est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You do not need to mock hidden state resulting in smaller and faster tests</text:p>
              </text:list-item>
              <text:list-item>
                <text:p>You only need to focus and arguments and return values</text:p>
              </text:list-item>
              <text:list-item>
                <text:p>Tests that are not mocked are executed faster than mocked ones. For hundreds of tests it will ma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aintain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Usually smaller blocks of code that can just be copied out and reused in another context</text:p>
              </text:list-item>
              <text:list-item>
                <text:p>Easy to understand and reason about so you are less likely to feel that you need to write your own</text:p>
              </text:list-item>
              <text:list-item>
                <text:p>Easy to use as building blocks for other functions and methods as inline or passed as parame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ad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hen a pure function is used you know that it will not modify anything making it easier to read that code</text:p>
              </text:list-item>
              <text:list-item>
                <text:p>When you read a pure function your brain does not have to keep external state in mi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ultithreading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 pure function does not mutate it's argument or make use of any hidden state so its easier to use in a multithreaded context without having to resort to synchron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or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PerArneng/pfnomock" xlink:type="simple">https://github.com/PerArneng/pfnomock</text:a></text:p>
                <text:p>A repo showing a pure and non pure function for handling transfers between accounts and what that means in terms of testing with and without mock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cccccc" fo:font-size="96pt" style:font-size-asian="96pt" style:font-size-complex="96pt"/>
    </style:style>
    <style:style style:name="MP5" style:family="paragraph">
      <style:text-properties fo:color="#cccccc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Liberation Sans3" fo:font-size="96pt" style:font-name-asian="Liberation Sans3" style:font-size-asian="96pt" style:font-name-complex="Liberation Sans3" style:font-size-complex="96pt"/>
    </style:style>
    <style:style style:name="MT3" style:family="text">
      <style:text-properties fo:color="#cccccc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034cm" svg:height="4.036cm" svg:x="1.116cm" svg:y="16.98cm">
        <draw:text-box>
          <text:p><text:span text:style-name="MT2">λ</text:span></text:p>
        </draw:text-box>
      </draw:frame>
      <draw:frame draw:style-name="Mgr3" draw:text-style-name="MP5" draw:layer="backgroundobjects" svg:width="15.494cm" svg:height="0.962cm" svg:x="14.794cm" svg:y="19.458cm">
        <draw:text-box>
          <text:p><text:span text:style-name="MT3">pure functions by <text:s/>Per Arneng 2015-02-08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08:46:39.004315000</meta:creation-date>
    <dc:date>2015-02-08T12:59:46.322097000</dc:date>
    <meta:editing-duration>PT1H37M14S</meta:editing-duration>
    <meta:editing-cycles>14</meta:editing-cycles>
    <meta:generator>LibreOffice/4.2.1.1$MacOSX_X86_64 LibreOffice_project/d7dbbd7842e6a58b0f521599204e827654e1fb8b</meta:generator>
    <meta:document-statistic meta:object-count="96"/>
  </office:meta>
</office:document-meta>
</file>